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officeooo:rsid="000846fb" officeooo:paragraph-rsid="000846fb" style:font-size-asian="18pt" style:font-size-complex="18pt"/>
    </style:style>
    <style:style style:name="P3" style:family="paragraph" style:parent-style-name="Standard">
      <style:text-properties fo:font-size="18pt" officeooo:rsid="000846fb" officeooo:paragraph-rsid="000a8b4b" style:font-size-asian="18pt" style:font-size-complex="18pt"/>
    </style:style>
    <style:style style:name="P4" style:family="paragraph" style:parent-style-name="Standard">
      <style:text-properties fo:font-size="18pt" officeooo:paragraph-rsid="00095534" style:font-size-asian="18pt" style:font-size-complex="18pt"/>
    </style:style>
    <style:style style:name="P5" style:family="paragraph" style:parent-style-name="Standard">
      <style:text-properties officeooo:paragraph-rsid="000846fb"/>
    </style:style>
    <style:style style:name="P6" style:family="paragraph" style:parent-style-name="Standard">
      <style:text-properties style:font-name="Arial" fo:font-size="18pt" officeooo:rsid="000846fb" officeooo:paragraph-rsid="000846fb" style:font-size-asian="18pt" style:font-size-complex="18pt"/>
    </style:style>
    <style:style style:name="P7" style:family="paragraph" style:parent-style-name="Standard">
      <style:text-properties style:font-name="Arial" fo:font-size="18pt" officeooo:rsid="000846fb" officeooo:paragraph-rsid="000b6f98" style:font-size-asian="18pt" style:font-size-complex="18pt"/>
    </style:style>
    <style:style style:name="P8" style:family="paragraph" style:parent-style-name="Standard">
      <style:text-properties style:font-name="Arial" fo:font-size="18pt" officeooo:rsid="000846fb" officeooo:paragraph-rsid="000cdfeb" style:font-size-asian="18pt" style:font-size-complex="18pt"/>
    </style:style>
    <style:style style:name="T1" style:family="text">
      <style:text-properties officeooo:rsid="000846fb"/>
    </style:style>
    <style:style style:name="T2" style:family="text">
      <style:text-properties fo:font-size="18pt" style:font-size-asian="18pt" style:font-size-complex="18pt"/>
    </style:style>
    <style:style style:name="T3" style:family="text">
      <style:text-properties fo:font-size="18pt" officeooo:rsid="000846fb" style:font-size-asian="18pt" style:font-size-complex="18pt"/>
    </style:style>
    <style:style style:name="T4" style:family="text">
      <style:text-properties fo:font-weight="bold"/>
    </style:style>
    <style:style style:name="T5" style:family="text">
      <style:text-properties officeooo:rsid="00095534"/>
    </style:style>
    <style:style style:name="T6" style:family="text">
      <style:text-properties style:font-name="Arial" fo:font-size="10pt" fo:font-weight="bold"/>
    </style:style>
    <style:style style:name="T7" style:family="text">
      <style:text-properties officeooo:rsid="000a8b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Q-What is </text:span>data assessment?</text:p>
      <text:p text:style-name="P5"><text:span text:style-name="T3">A-</text:span><text:span text:style-name="T2">Data quality assessment (DQA) is the process of scientifically and statistically evaluating data in order to determine whether they meet the quality required for projects or business processes and are of the right type and quantity to be able to actually support their intended use. It can be considered a set of guidelines and techniques that are used to describe data, given an application context, and to apply processes to assess and improve the quality of data.</text:span></text:p>
      <text:p text:style-name="P5"><text:span text:style-name="T2"/></text:p>
      <text:p text:style-name="P4"><text:span text:style-name="T1">Q-What is </text:span>data <text:span text:style-name="T5">cleansing</text:span>?</text:p>
      <text:p text:style-name="P1"><text:bookmark text:name="ezoic-pub-ad-placeholder-102"/><text:span text:style-name="T4">Data cleansing</text:span> or <text:span text:style-name="T4">data cleaning</text:span> is the process of detecting and correcting (or removing) corrupt or inaccurate records from a record set, table, or <text:span text:style-name="T4">database</text:span> and refers to identifying incomplete, incorrect, inaccurate or irrelevant parts of the <text:span text:style-name="T4">data</text:span> and then replacing, modifying, or deleting the dirty or coarse <text:span text:style-name="T4">data</text:span>.</text:p>
      <text:p text:style-name="P2"/>
      <text:p text:style-name="P3">Q-What is data <text:span text:style-name="T7">Data enrichment</text:span>?</text:p>
      <text:p text:style-name="P6"><text:span text:style-name="T4">Data enrichment</text:span> is a value adding process, where external data from multiple sources is added to the existing data set to enhance the quality and richness of the data. This process provides more information of the product to the customer.</text:p>
      <text:p text:style-name="P6"/>
      <text:p text:style-name="P7">Q-What is data <text:span text:style-name="T7">Data </text:span><text:span text:style-name="T4">reconciliation</text:span>?</text:p>
      <text:p text:style-name="P6">Data <text:span text:style-name="T4">reconciliation</text:span> (DR) is a term typically used to describe a verification phase during a data migration where the target data is compared against original source data to ensure that the migration architecture has transferred the data correctly.</text:p>
      <text:p text:style-name="P6"/>
      <text:p text:style-name="P8"/>
      <text:p text:style-name="P8">Q-What is data <text:span text:style-name="T7">Data </text:span><text:span text:style-name="T4">profiling</text:span>?</text:p>
      <text:p text:style-name="P6"><text:span text:style-name="T4">Data profiling</text:span> is the process of examining the <text:span text:style-name="T4">data</text:span> available from an existing information source (e.g. a <text:soft-page-break/>database or a file) and collecting statistics or informative summaries about that <text:span text:style-name="T4">data</text:span>. The purpose of these statistics may be to: Find out whether existing <text:span text:style-name="T4">data</text:span> can be easily used for other purpo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09:35:34.339003166</meta:creation-date>
    <dc:date>2019-11-18T09:54:11.227738696</dc:date>
    <meta:editing-duration>PT18M36S</meta:editing-duration>
    <meta:editing-cycles>5</meta:editing-cycles>
    <meta:generator>LibreOffice/6.0.7.3$Linux_X86_64 LibreOffice_project/00m0$Build-3</meta:generator>
    <meta:document-statistic meta:table-count="0" meta:image-count="0" meta:object-count="0" meta:page-count="2" meta:paragraph-count="10" meta:word-count="277" meta:character-count="1723" meta:non-whitespace-character-count="1456"/>
  </office:meta>
</office:document-meta>
</file>